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19.25pt"/>
    </style:style>
    <style:style style:name="co4" style:family="table-column">
      <style:table-column-properties fo:break-before="auto" style:column-width="107.2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guideline_criter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riteria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iteria_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slop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slop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slo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slo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slo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vegetation h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vegetation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vegetation he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vegetation he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vegetation h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outer buffer distanc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outer buffer distanc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outer buffer distanc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outer buffer distanc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outer buffer dist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inner buffer d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inner buffer d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inner buffer d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inner buffer distan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inner buffer dist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annulus 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annulus 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_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annulus dis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annulus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annulus dist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outer buffe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outer buffer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outer buffer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outer buffer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outer buff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inner buffe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inner buffer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inner buffer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inner buffer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inner buff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annulus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annulus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annu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annul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land use</text:p>
          </table:table-cell>
          <table:table-cell office:value-type="string" calcext:value-type="string">
            <text:p>relative area annul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projected sha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projected shad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projected sha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projected shad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shading</text:p>
          </table:table-cell>
          <table:table-cell office:value-type="string" calcext:value-type="string">
            <text:p>projected sh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3:45:22.59611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meta:creation-date>2018-10-12T13:33:21Z</meta:creation-date>
    <dc:date>2019-02-27T13:45:28.459134163</dc:date>
    <meta:editing-cycles>13</meta:editing-cycles>
    <meta:editing-duration>PT42M32S</meta:editing-duration>
    <meta:document-statistic meta:table-count="1" meta:cell-count="230" meta:object-count="0"/>
  </office:meta>
</office:document-meta>
</file>